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D000000FE15DA85A5.svm" manifest:media-type=""/>
  <manifest:file-entry manifest:full-path="Pictures/20000001000002480000013166312C84.svm" manifest:media-type=""/>
  <manifest:file-entry manifest:full-path="Pictures/200000010000018A0000013142804D21.svm" manifest:media-type=""/>
  <manifest:file-entry manifest:full-path="Pictures/20000001000000AA000000F2DDB2618B.svm" manifest:media-type=""/>
  <manifest:file-entry manifest:full-path="Pictures/20000001000002BA0000012D5B26D611.svm" manifest:media-type=""/>
  <manifest:file-entry manifest:full-path="Pictures/200000010000018500000142AEA88071.svm" manifest:media-type=""/>
  <manifest:file-entry manifest:full-path="Pictures/20000001000001810000014A6B864DF8.svm" manifest:media-type=""/>
  <manifest:file-entry manifest:full-path="Pictures/20000001000002B10000012D44F1BA94.svm" manifest:media-type=""/>
  <manifest:file-entry manifest:full-path="Pictures/200000010000024800000131BE4173A2.svm" manifest:media-type=""/>
  <manifest:file-entry manifest:full-path="Pictures/200000010000017D00000142CF7A6707.svm" manifest:media-type=""/>
  <manifest:file-entry manifest:full-path="Pictures/2000000200000246000000F381FF758B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cm"/>
    </style:style>
    <style:style style:name="gr12" style:family="graphic" style:parent-style-name="standard">
      <style:graphic-properties TexMathsArgs="12§display§V_{S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text-properties style:font-name="Jameel Noori Nastaleeq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style:font-name="Jameel Noori Nastaleeq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515cm" svg:height="3.555cm" svg:x="2.034cm" svg:y="0.701cm">
          <draw:image xlink:href="Pictures/2000000200000246000000F381FF758B.eps" xlink:type="simple" xlink:show="embed" xlink:actuate="onLoad">
            <text:p/>
          </draw:image>
        </draw:frame>
        <draw:frame draw:style-name="gr2" draw:text-style-name="P1" draw:layer="layout" svg:width="0.456cm" svg:height="0.385cm" svg:x="7.234cm" svg:y="2.783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9.917cm" svg:y="2.783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7.412cm" svg:y1="1.263cm" svg:x2="7.412cm" svg:y2="2.004cm">
          <text:p/>
        </draw:line>
        <draw:frame draw:style-name="gr5" draw:text-style-name="P1" draw:layer="layout" svg:width="0.203cm" svg:height="0.289cm" svg:x="6.53cm" svg:y="1.32cm">
          <draw:image xlink:href="Pictures/20000001000000AA000000F2DDB2618B.svm" xlink:type="simple" xlink:show="embed" xlink:actuate="onLoad">
            <text:p/>
          </draw:image>
        </draw:frame>
        <draw:frame draw:style-name="gr6" draw:text-style-name="P3" draw:layer="layout" svg:width="0.853cm" svg:height="0.653cm" svg:x="6.397cm" svg:y="1.308cm">
          <draw:text-box>
            <text:p text:style-name="P2"><text:span text:style-name="T1">حوالہ</text:span></text:p>
          </draw:text-box>
        </draw:frame>
        <draw:line draw:style-name="gr4" draw:text-style-name="P1" draw:layer="layout" svg:x1="7.03cm" svg:y1="2.737cm" svg:x2="7.03cm" svg:y2="3.478cm">
          <text:p/>
        </draw:line>
        <draw:frame draw:style-name="gr5" draw:text-style-name="P1" draw:layer="layout" svg:width="0.203cm" svg:height="0.289cm" svg:x="10.161cm" svg:y="1.177cm">
          <draw:image xlink:href="Pictures/20000001000000AA000000F2DDB2618B.svm" xlink:type="simple" xlink:show="embed" xlink:actuate="onLoad">
            <text:p/>
          </draw:image>
        </draw:frame>
        <draw:frame draw:style-name="gr6" draw:text-style-name="P3" draw:layer="layout" svg:width="0.828cm" svg:height="0.653cm" svg:x="10.059cm" svg:y="1.191cm">
          <draw:text-box>
            <text:p text:style-name="P2"><text:span text:style-name="T1">عکس</text:span></text:p>
          </draw:text-box>
        </draw:frame>
        <draw:frame draw:style-name="gr7" draw:text-style-name="P1" draw:layer="layout" svg:width="0.472cm" svg:height="0.365cm" svg:x="10.617cm" svg:y="2.162cm">
          <draw:image xlink:href="Pictures/200000010000018A0000013142804D21.svm" xlink:type="simple" xlink:show="embed" xlink:actuate="onLoad">
            <text:p/>
          </draw:image>
        </draw:frame>
        <draw:frame draw:style-name="gr8" draw:text-style-name="P1" draw:layer="layout" svg:width="0.7cm" svg:height="0.365cm" svg:x="8.472cm" svg:y="3.325cm">
          <draw:image xlink:href="Pictures/200000010000024800000131BE4173A2.svm" xlink:type="simple" xlink:show="embed" xlink:actuate="onLoad">
            <text:p/>
          </draw:image>
        </draw:frame>
        <draw:frame draw:style-name="gr9" draw:text-style-name="P1" draw:layer="layout" svg:width="0.826cm" svg:height="0.36cm" svg:x="6.107cm" svg:y="2.853cm">
          <draw:image xlink:href="Pictures/20000001000002B10000012D44F1BA94.svm" xlink:type="simple" xlink:show="embed" xlink:actuate="onLoad">
            <text:p/>
          </draw:image>
        </draw:frame>
        <draw:frame draw:style-name="gr6" draw:layer="layout" svg:width="0.748cm" svg:height="0.729cm" svg:x="8.448cm" svg:y="2.859cm">
          <draw:text-box>
            <text:p>+</text:p>
          </draw:text-box>
        </draw:frame>
        <draw:frame draw:style-name="gr6" draw:layer="layout" svg:width="0.642cm" svg:height="0.729cm" svg:x="8.501cm" svg:y="3.469cm">
          <draw:text-box>
            <text:p>-</text:p>
          </draw:text-box>
        </draw:frame>
        <draw:line draw:style-name="gr4" draw:text-style-name="P1" draw:layer="layout" svg:x1="10.035cm" svg:y1="1.062cm" svg:x2="10.035cm" svg:y2="1.803cm">
          <text:p/>
        </draw:line>
        <draw:line draw:style-name="gr4" draw:text-style-name="P1" draw:layer="layout" svg:x1="10.597cm" svg:y1="2.806cm" svg:x2="10.597cm" svg:y2="3.547cm">
          <text:p/>
        </draw:line>
        <draw:frame draw:style-name="gr10" draw:text-style-name="P1" draw:layer="layout" svg:width="0.836cm" svg:height="0.36cm" svg:x="10.71cm" svg:y="2.922cm">
          <draw:image xlink:href="Pictures/20000001000002BA0000012D5B26D611.svm" xlink:type="simple" xlink:show="embed" xlink:actuate="onLoad">
            <text:p/>
          </draw:image>
        </draw:frame>
        <draw:frame draw:style-name="gr6" draw:text-style-name="P4" draw:layer="layout" svg:width="0.869cm" svg:height="0.916cm" svg:x="11.397cm" svg:y="3.461cm">
          <draw:text-box>
            <text:p text:style-name="P4"><text:span text:style-name="T2">(</text:span><text:span text:style-name="T2">ا</text:span><text:span text:style-name="T2">)</text:span></text:p>
          </draw:text-box>
        </draw:frame>
        <draw:frame draw:style-name="gr6" draw:text-style-name="P4" draw:layer="layout" svg:width="1.132cm" svg:height="0.916cm" svg:x="0.445cm" svg:y="3.461cm">
          <draw:text-box>
            <text:p text:style-name="P4"><text:span text:style-name="T2">(</text:span><text:span text:style-name="T2">ب</text:span><text:span text:style-name="T2">)</text:span></text:p>
          </draw:text-box>
        </draw:frame>
        <draw:line draw:style-name="gr4" draw:text-style-name="P1" draw:layer="layout" svg:x1="2.135cm" svg:y1="2.944cm" svg:x2="2.135cm" svg:y2="3.685cm">
          <text:p/>
        </draw:line>
        <draw:frame draw:style-name="gr11" draw:text-style-name="P5" draw:layer="layout" svg:width="1.014cm" svg:height="0.696cm" svg:x="1.214cm" svg:y="2.999cm">
          <draw:text-box>
            <text:p><text:span text:style-name="T3">حوالہ</text:span></text:p>
          </draw:text-box>
        </draw:frame>
        <draw:frame draw:style-name="gr6" draw:text-style-name="P3" draw:layer="layout" svg:width="0.828cm" svg:height="0.653cm" svg:x="4.803cm" svg:y="3.376cm">
          <draw:text-box>
            <text:p text:style-name="P2"><text:span text:style-name="T1">عکس</text:span></text:p>
          </draw:text-box>
        </draw:frame>
        <draw:line draw:style-name="gr4" draw:text-style-name="P1" draw:layer="layout" svg:x1="4.795cm" svg:y1="3.113cm" svg:x2="4.795cm" svg:y2="3.854cm">
          <text:p/>
        </draw:line>
        <draw:frame draw:style-name="gr5" draw:text-style-name="P1" draw:layer="layout" svg:width="0.203cm" svg:height="0.289cm" svg:x="4.954cm" svg:y="3.336cm">
          <draw:image xlink:href="Pictures/20000001000000AA000000F2DDB2618B.svm" xlink:type="simple" xlink:show="embed" xlink:actuate="onLoad">
            <text:p/>
          </draw:image>
        </draw:frame>
        <draw:frame draw:style-name="gr5" draw:text-style-name="P1" draw:layer="layout" svg:width="0.203cm" svg:height="0.289cm" svg:x="1.261cm" svg:y="3.004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1" draw:layer="layout" svg:width="0.456cm" svg:height="0.385cm" svg:x="2.022cm" svg:y="1.585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4.712cm" svg:y="1.624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72cm" svg:height="0.365cm" svg:x="5.106cm" svg:y="2.289cm">
          <draw:image xlink:href="Pictures/200000010000018A0000013142804D21.svm" xlink:type="simple" xlink:show="embed" xlink:actuate="onLoad">
            <text:p/>
          </draw:image>
        </draw:frame>
        <draw:frame draw:style-name="gr6" draw:layer="layout" svg:width="0.748cm" svg:height="0.729cm" svg:x="3.252cm" svg:y="0.447cm">
          <draw:text-box>
            <text:p>+</text:p>
          </draw:text-box>
        </draw:frame>
        <draw:frame draw:style-name="gr6" draw:layer="layout" svg:width="0.642cm" svg:height="0.729cm" svg:x="3.304cm" svg:y="1.187cm">
          <draw:text-box>
            <text:p>-</text:p>
          </draw:text-box>
        </draw:frame>
        <draw:frame draw:style-name="gr12" draw:text-style-name="P1" draw:layer="layout" svg:width="0.7cm" svg:height="0.365cm" svg:x="3.257cm" svg:y="0.987cm">
          <draw:image xlink:href="Pictures/20000001000002480000013166312C84.svm" xlink:type="simple" xlink:show="embed" xlink:actuate="onLoad">
            <text:p/>
          </draw:image>
        </draw:frame>
        <draw:frame draw:style-name="gr13" draw:text-style-name="P1" draw:layer="layout" svg:width="0.461cm" svg:height="0.395cm" svg:x="7.515cm" svg:y="0.368cm">
          <draw:image xlink:href="Pictures/20000001000001810000014A6B864DF8.svm" xlink:type="simple" xlink:show="embed" xlink:actuate="onLoad">
            <text:p/>
          </draw:image>
        </draw:frame>
        <draw:frame draw:style-name="gr13" draw:text-style-name="P1" draw:layer="layout" svg:width="0.461cm" svg:height="0.395cm" svg:x="4.267cm" svg:y="0.368cm">
          <draw:image xlink:href="Pictures/20000001000001810000014A6B864DF8.svm" xlink:type="simple" xlink:show="embed" xlink:actuate="onLoad">
            <text:p/>
          </draw:image>
        </draw:frame>
        <draw:frame draw:style-name="gr13" draw:text-style-name="P1" draw:layer="layout" svg:width="0.461cm" svg:height="0.395cm" svg:x="2.213cm" svg:y="0.368cm">
          <draw:image xlink:href="Pictures/20000001000001810000014A6B864DF8.svm" xlink:type="simple" xlink:show="embed" xlink:actuate="onLoad">
            <text:p/>
          </draw:image>
        </draw:frame>
        <draw:frame draw:style-name="gr14" draw:text-style-name="P1" draw:layer="layout" svg:width="0.456cm" svg:height="0.304cm" svg:x="2.244cm" svg:y="4.318cm">
          <draw:image xlink:href="Pictures/200000010000017D000000FE15DA85A5.svm" xlink:type="simple" xlink:show="embed" xlink:actuate="onLoad">
            <text:p/>
          </draw:image>
        </draw:frame>
        <draw:frame draw:style-name="gr14" draw:text-style-name="P1" draw:layer="layout" svg:width="0.456cm" svg:height="0.304cm" svg:x="7.528cm" svg:y="4.318cm">
          <draw:image xlink:href="Pictures/200000010000017D000000FE15DA85A5.svm" xlink:type="simple" xlink:show="embed" xlink:actuate="onLoad">
            <text:p/>
          </draw:image>
        </draw:frame>
        <draw:frame draw:style-name="gr14" draw:text-style-name="P1" draw:layer="layout" svg:width="0.456cm" svg:height="0.304cm" svg:x="9.65cm" svg:y="4.318cm">
          <draw:image xlink:href="Pictures/200000010000017D000000FE15DA85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13:40:26</meta:creation-date>
    <meta:editing-duration>PT1H6M48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01:53.467764193</dc:date>
    <meta:document-statistic meta:object-count="37"/>
    <meta:template xlink:type="simple" xlink:actuate="onRequest" xlink:title="kkkFigures" xlink:href="../../../../../.libreoffice/3/user/template/kkkFigures.otg" meta:date="2014-07-25T13:40:25"/>
  </office:meta>
</office:document-meta>
</file>